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68cm"/>
    </style:style>
    <style:style style:name="Tabela1.B" style:family="table-column">
      <style:table-column-properties style:column-width="5.131cm"/>
    </style:style>
    <style:style style:name="Tabela1.C" style:family="table-column">
      <style:table-column-properties style:column-width="4.983cm"/>
    </style:style>
    <style:style style:name="Tabela1.D" style:family="table-column">
      <style:table-column-properties style:column-width="2.31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452cm"/>
    </style:style>
    <style:style style:name="Tabela2.B" style:family="table-column">
      <style:table-column-properties style:column-width="5.602cm"/>
    </style:style>
    <style:style style:name="Tabela2.C" style:family="table-column">
      <style:table-column-properties style:column-width="4.695cm"/>
    </style:style>
    <style:style style:name="Tabela2.D" style:family="table-column">
      <style:table-column-properties style:column-width="2.251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113cm"/>
    </style:style>
    <style:style style:name="Tabela3.B" style:family="table-column">
      <style:table-column-properties style:column-width="7.883cm"/>
    </style:style>
    <style:style style:name="Tabela3.C" style:family="table-column">
      <style:table-column-properties style:column-width="6.004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Guia de Solução de Problemas do Agente <text:span text:style-name="T1">Guardian</text:span> (Governança DLT)</text:h>
      <text:section text:style-name="Sect1" text:name="model-response-message-contentr_6a81727af328b0af">
        <text:h text:style-name="Heading_20_3" text:outline-level="3">1. Para Compliance e Auditoria (Problemas de Confiança e Integridade)</text:h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leLine3129171214128">
              <table:table-cell table:style-name="Tabela1.A1" office:value-type="string">
                <text:p text:style-name="Table_20_Contents">Seu Problema</text:p>
              </table:table-cell>
              <table:table-cell table:style-name="Tabela1.A1" office:value-type="string">
                <text:p text:style-name="Table_20_Contents">Solução com o Agente Guardian</text:p>
              </table:table-cell>
              <table:table-cell table:style-name="Tabela1.A1" office:value-type="string">
                <text:p text:style-name="Table_20_Contents">Ação do Usuário</text:p>
              </table:table-cell>
              <table:table-cell table:style-name="Tabela1.A1" office:value-type="string">
                <text:p text:style-name="Table_20_Contents">Planos Aplicáveis</text:p>
              </table:table-cell>
            </table:table-row>
          </table:table-header-rows>
          <table:table-row table:style-name="TableLine3129171214128">
            <table:table-cell table:style-name="Tabela1.A1" office:value-type="string">
              <text:p text:style-name="P1">"Preciso provar a um auditor que nossos logs não foram alterados."</text:p>
            </table:table-cell>
            <table:table-cell table:style-name="Tabela1.A1" office:value-type="string">
              <text:p text:style-name="P2"><text:span text:style-name="T1">Prova de Integridade (PoI) / Hash Log</text:span>. O Guardian gera diariamente um <text:span text:style-name="T1">Merkle Hash</text:span> dos logs e o ancora em uma Blockchain L2. Qualquer adulteração nos logs internos pode ser publicamente refutada.</text:p>
            </table:table-cell>
            <table:table-cell table:style-name="Tabela1.A1" office:value-type="string">
              <text:p text:style-name="Table_20_Contents">No painel do Guardian, obtenha a <text:span text:style-name="T1">Prova de Inclusão</text:span> diária para o período auditado e apresente a evidência pública no explorador L2.</text:p>
            </table:table-cell>
            <table:table-cell table:style-name="Tabela1.A1" office:value-type="string">
              <text:p text:style-name="P2"><text:span text:style-name="T1">Business (Base)</text:span> </text:p>
            </table:table-cell>
          </table:table-row>
          <table:table-row table:style-name="TableLine3129171214128">
            <table:table-cell table:style-name="Tabela1.A1" office:value-type="string">
              <text:p text:style-name="P1">"Nossa política exige a retenção de logs de auditoria por mais de 180 dias com prova de imutabilidade."</text:p>
            </table:table-cell>
            <table:table-cell table:style-name="Tabela1.A1" office:value-type="string">
              <text:p text:style-name="P2"><text:span text:style-name="T1">DLT Audit Trail (Módulo Premium)</text:span>. A interface dedicada permite consultar e exportar a trilha de auditoria completa e irrefutável (180+ dias), com base no Ledger privado.</text:p>
            </table:table-cell>
            <table:table-cell table:style-name="Tabela1.A1" office:value-type="string">
              <text:p text:style-name="Table_20_Contents">Ative o Módulo Premium com seu Gerente de Sucesso (TAM) e utilize a interface de consulta para exportar o <text:span text:style-name="T2">Immutable Audit Trail</text:span>.</text:p>
            </table:table-cell>
            <table:table-cell table:style-name="Tabela1.A1" office:value-type="string">
              <text:p text:style-name="P2"><text:span text:style-name="T1">Enterprise (Premium)</text:span> </text:p>
            </table:table-cell>
          </table:table-row>
          <table:table-row table:style-name="TableLine3129171214128">
            <table:table-cell table:style-name="Tabela1.A1" office:value-type="string">
              <text:p text:style-name="P1">"Recebemos um pedido de Direito de Apagamento (LGPD) e precisamos garantir que o dado foi excluído, sem violar a imutabilidade da DLT."</text:p>
            </table:table-cell>
            <table:table-cell table:style-name="Tabela1.A1" office:value-type="string">
              <text:p text:style-name="P2"><text:span text:style-name="T1">Política Hash-Only e Revogação</text:span>. O Guardian garante que <text:span text:style-name="T1">nenhum dado pessoal (PII)</text:span> foi para o Ledger. Ao apagar o dado-fonte, o <text:span text:style-name="T2">hash</text:span> no Ledger perde seu significado pessoal, atendendo às diretrizes da CNIL/GDPR.</text:p>
            </table:table-cell>
            <table:table-cell table:style-name="Tabela1.A1" office:value-type="string">
              <text:p text:style-name="Table_20_Contents">Realize a exclusão do dado no <text:span text:style-name="T2">storage</text:span> (fonte). O Guardian revoga automaticamente qualquer referência (VC/DID) a esse dado e mantém o <text:span text:style-name="T2">hash</text:span> sem vínculo pessoal.</text:p>
            </table:table-cell>
            <table:table-cell table:style-name="Tabela1.A1" office:value-type="string">
              <text:p text:style-name="P1">Global (Por Design)</text:p>
            </table:table-cell>
          </table:table-row>
        </table:table>
        <text:p text:style-name="Text_20_body">Exportar para as Planilhas</text:p>
        <text:h text:style-name="Heading_20_3" text:outline-level="3">2. Para Engenharia, Arquitetura e Dados (Problemas de Segurança e Proveniência)</text:h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header-rows>
            <table:table-row table:style-name="TableLine3129171226224">
              <table:table-cell table:style-name="Tabela2.A1" office:value-type="string">
                <text:p text:style-name="Table_20_Contents">Seu Problema</text:p>
              </table:table-cell>
              <table:table-cell table:style-name="Tabela2.A1" office:value-type="string">
                <text:p text:style-name="Table_20_Contents">Solução com o Agente Guardian</text:p>
              </table:table-cell>
              <table:table-cell table:style-name="Tabela2.A1" office:value-type="string">
                <text:p text:style-name="Table_20_Contents">Ação do Usuário</text:p>
              </table:table-cell>
              <table:table-cell table:style-name="Tabela2.A1" office:value-type="string">
                <text:p text:style-name="Table_20_Contents">Planos Aplicáveis</text:p>
              </table:table-cell>
            </table:table-row>
          </table:table-header-rows>
          <table:table-row table:style-name="TableLine3129171226224">
            <table:table-cell table:style-name="Tabela2.A1" office:value-type="string">
              <text:p text:style-name="P1">"Minha automação falhou. Preciso de prova inegável de que o código executado e os <text:span text:style-name="T2">inputs</text:span> estavam corretos."</text:p>
            </table:table-cell>
            <table:table-cell table:style-name="Tabela2.A1" office:value-type="string">
              <text:p text:style-name="P2"><text:span text:style-name="T1">Prova de Execução (PoR)</text:span>. Após cada <text:span text:style-name="T2">run</text:span> crítico, o Guardian registra um <text:span text:style-name="T1">recibo imutável</text:span> que inclui o hash do código executado e os hashes dos dados de entrada/saída, provando a integridade da execução.</text:p>
            </table:table-cell>
            <table:table-cell table:style-name="Tabela2.A1" office:value-type="string">
              <text:p text:style-name="Table_20_Contents">Verifique no painel de <text:span text:style-name="T2">runs</text:span> a <text:span text:style-name="T1">Prova de Execução (PoR)</text:span> para a execução específica. Use o recibo para auditar a <text:span text:style-name="T2">run</text:span> e identificar o ponto exato de divergência.</text:p>
            </table:table-cell>
            <table:table-cell table:style-name="Tabela2.A1" office:value-type="string">
              <text:p text:style-name="P2"><text:span text:style-name="T1">Enterprise (Base)</text:span> </text:p>
            </table:table-cell>
          </table:table-row>
          <text:soft-page-break/>
          <table:table-row table:style-name="TableLine3129171226224">
            <table:table-cell table:style-name="Tabela2.A1" office:value-type="string">
              <text:p text:style-name="P1">"Os dados que exportamos para o Datalake precisam ter garantia de que vieram de nós e não foram adulterados no trânsito."</text:p>
            </table:table-cell>
            <table:table-cell table:style-name="Tabela2.A1" office:value-type="string">
              <text:p text:style-name="P2"><text:span text:style-name="T1">Assinatura Digital DLT</text:span>. Todos os Exports de dados críticos e Webhooks são assinados digitalmente (com chaves gerenciadas por HSM/KMS) e ancorados na DLT, fornecendo <text:span text:style-name="T1">não-repudiação</text:span> da origem.</text:p>
            </table:table-cell>
            <table:table-cell table:style-name="Tabela2.A1" office:value-type="string">
              <text:p text:style-name="Table_20_Contents">No destino (Datalake/Serviço Externo), utilize o endpoint de verificação do Guardian para validar a <text:span text:style-name="T1">Assinatura Digital</text:span> e confirmar a autenticidade do dado.</text:p>
            </table:table-cell>
            <table:table-cell table:style-name="Tabela2.A1" office:value-type="string">
              <text:p text:style-name="P2"><text:span text:style-name="T1">Enterprise (Base)</text:span> </text:p>
            </table:table-cell>
          </table:table-row>
          <table:table-row table:style-name="TableLine3129171226224">
            <table:table-cell table:style-name="Tabela2.A1" office:value-type="string">
              <text:p text:style-name="P1">"Precisamos gerenciar e revogar consentimentos de usuários ou credenciais de acesso de terceiros de forma padronizada e segura."</text:p>
            </table:table-cell>
            <table:table-cell table:style-name="Tabela2.A1" office:value-type="string">
              <text:p text:style-name="P2"><text:span text:style-name="T1">VC/DID Service (Identidade Descentralizada)</text:span>. O Guardian atua como emissor/verificador de <text:span text:style-name="T1">Verifiable Credentials (VC)</text:span> para usuários e integrações, gerindo chaves e revogações (MTTR &lt; 5 min).</text:p>
            </table:table-cell>
            <table:table-cell table:style-name="Tabela2.A1" office:value-type="string">
              <text:p text:style-name="Table_20_Contents">Utilize a API de Identidade para <text:span text:style-name="T1">Emitir</text:span> (controlador) e <text:span text:style-name="T1">Verificar</text:span> (verificador) Credenciais de Consentimento/Acesso, mantendo o controle centralizado de revogação.</text:p>
            </table:table-cell>
            <table:table-cell table:style-name="Tabela2.A1" office:value-type="string">
              <text:p text:style-name="P1">Enterprise</text:p>
            </table:table-cell>
          </table:table-row>
        </table:table>
        <text:p text:style-name="Text_20_body">Exportar para as Planilhas</text:p>
        <text:h text:style-name="Heading_20_3" text:outline-level="3">💰 Instruções de Uso e COGS (Custo de Governança)</text:h>
        <text:p text:style-name="Text_20_body">O Agente Guardian é um <text:span text:style-name="T2">add-on</text:span> de compliance com alta margem, cujo custo é atrelado à <text:span text:style-name="T1">escrita de evidências no Ledger</text:span>.</text:p>
        <table:table table:name="Tabela3" table:style-name="Tabela3">
          <table:table-column table:style-name="Tabela3.A"/>
          <table:table-column table:style-name="Tabela3.B"/>
          <table:table-column table:style-name="Tabela3.C"/>
          <table:table-header-rows>
            <table:table-row table:style-name="TableLine3129171219312">
              <table:table-cell table:style-name="Tabela3.A1" office:value-type="string">
                <text:p text:style-name="Table_20_Contents">Tópico</text:p>
              </table:table-cell>
              <table:table-cell table:style-name="Tabela3.A1" office:value-type="string">
                <text:p text:style-name="Table_20_Contents">Instrução de Custo</text:p>
              </table:table-cell>
              <table:table-cell table:style-name="Tabela3.A1" office:value-type="string">
                <text:p text:style-name="Table_20_Contents">Benefício C-Level (COGS)</text:p>
              </table:table-cell>
            </table:table-row>
          </table:table-header-rows>
          <table:table-row table:style-name="TableLine3129171219312">
            <table:table-cell table:style-name="Tabela3.A1" office:value-type="string">
              <text:p text:style-name="P1">Monetização de Transações DLT</text:p>
            </table:table-cell>
            <table:table-cell table:style-name="Tabela3.A1" office:value-type="string">
              <text:p text:style-name="P2">O custo fixo do Agente Guardian está embutido no preço Business/Enterprise. No entanto, o <text:span text:style-name="T1">uso excedente</text:span> de Provas de Execução (PoR) ou outras escritas no Ledger é cobrado via <text:span text:style-name="T1">Add-on de Excedente</text:span>.</text:p>
            </table:table-cell>
            <table:table-cell table:style-name="Tabela3.A1" office:value-type="string">
              <text:p text:style-name="Table_20_Contents">Transforma o <text:span text:style-name="T1">Custo de Log/Auditoria</text:span> em <text:span text:style-name="T1">Receita Variável</text:span>, mantendo a alta margem estrutural da operação.</text:p>
            </table:table-cell>
          </table:table-row>
          <table:table-row table:style-name="TableLine3129171219312">
            <table:table-cell table:style-name="Tabela3.A1" office:value-type="string">
              <text:p text:style-name="P1">Redução de Custo de Suporte</text:p>
            </table:table-cell>
            <table:table-cell table:style-name="Tabela3.A1" office:value-type="string">
              <text:p text:style-name="Table_20_Contents">O Agente DLT automatiza a auditoria de logs. Em vez de abrir um ticket de Sev2 para pedir logs ou provas de integridade, você consulta o painel Guardian.</text:p>
            </table:table-cell>
            <table:table-cell table:style-name="Tabela3.A1" office:value-type="string">
              <text:p text:style-name="P2">Reduz a dependência de <text:span text:style-name="T1">Suporte Humano (CO caro)</text:span> e o <text:span text:style-name="T2">Mean Time To Resolution (MTTR)</text:span> para incidentes de conformidade.</text:p>
            </table:table-cell>
          </table:table-row>
        </table:table>
        <text:p text:style-name="P3">Exportar para as Planilhas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10:39:30.242000000</meta:creation-date>
    <dc:date>2025-11-06T10:39:42.107000000</dc:date>
    <meta:editing-duration>PT12S</meta:editing-duration>
    <meta:editing-cycles>1</meta:editing-cycles>
    <meta:document-statistic meta:table-count="3" meta:image-count="0" meta:object-count="0" meta:page-count="2" meta:paragraph-count="49" meta:word-count="641" meta:character-count="4076" meta:non-whitespace-character-count="3480"/>
    <meta:generator>LibreOffice/7.3.2.2$Windows_X86_64 LibreOffice_project/49f2b1bff42cfccbd8f788c8dc32c1c309559be0</meta:generator>
  </office:meta>
</office:document-meta>
</file>